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V or i magnitude</text:p>
          </table:table-cell>
          <table:table-cell table:style-name="Default" office:value-type="string" calcext:value-type="string">
            <text:p>phase angl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equnces</text:p>
          </table:table-cell>
          <table:table-cell table:style-name="ce2"/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angl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1" calcext:value-type="float">
            <text:p>0.0001</text:p>
          </table:table-cell>
          <table:table-cell table:formula="of:=COMPLEX([.A2]*COS(RADIANS([.B2])); [.A2]*SIN(RADIANS([.B2])))" office:value-type="string" office:string-value="4.99999999999238+8.72664625996722e-06i" calcext:value-type="string">
            <text:p>4.99999999999238+8.72664625996722e-06i</text:p>
          </table:table-cell>
          <table:table-cell table:formula="of:=IMPRODUCT(IMSUM([.C2]; [.C3]; [.C4]);COMPLEX(1/3;0))" office:value-type="string" office:string-value="-2.53989422086912e-12+2.90888208661262e-06i" calcext:value-type="string">
            <text:p>-2.53989422086912e-12+2.90888208661262e-06i</text:p>
          </table:table-cell>
          <table:table-cell office:value-type="string" calcext:value-type="string">
            <text:p>zero</text:p>
          </table:table-cell>
          <table:table-cell table:formula="of:=IMABS([.D2])" office:value-type="float" office:value="0.00000290888208661373" calcext:value-type="float">
            <text:p>0.000</text:p>
          </table:table-cell>
          <table:table-cell table:formula="of:=DEGREES(IMARGUMENT([.D2]))" office:value-type="float" office:value="90.0000500278853" calcext:value-type="float">
            <text:p>90.000</text:p>
          </table:table-cell>
          <table:table-cell/>
          <table:table-cell table:formula="of:=COS(RADIANS(120))"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20" calcext:value-type="float">
            <text:p>-120</text:p>
          </table:table-cell>
          <table:table-cell table:formula="of:=COMPLEX([.A3]*COS(RADIANS([.B3])); [.A3]*SIN(RADIANS([.B3])))" office:value-type="string" office:string-value="-2.5-4.33012701892219i" calcext:value-type="string">
            <text:p>-2.5-4.33012701892219i</text:p>
          </table:table-cell>
          <table:table-cell table:formula="of:=IMPRODUCT(IMSUM([.C2]; IMPRODUCT([.I4]; [.C3]); IMPRODUCT([.I5]; [.C4]));COMPLEX(1/3;0))" office:value-type="string" office:string-value="4.99999999999746+2.90888208591559e-06i" calcext:value-type="string">
            <text:p>4.99999999999746+2.90888208591559e-06i</text:p>
          </table:table-cell>
          <table:table-cell office:value-type="string" calcext:value-type="string">
            <text:p>positive</text:p>
          </table:table-cell>
          <table:table-cell table:formula="of:=IMABS([.D3])" office:value-type="float" office:value="4.99999999999831" calcext:value-type="float">
            <text:p>5.000</text:p>
          </table:table-cell>
          <table:table-cell table:formula="of:=DEGREES(IMARGUMENT([.D3]))" office:value-type="float" office:value="0.0000333409267196712" calcext:value-type="float">
            <text:p>0.000</text:p>
          </table:table-cell>
          <table:table-cell/>
          <table:table-cell table:formula="of:=SIN(RADIANS(120))" office:value-type="float" office:value="0.866025403784439" calcext:value-type="float">
            <text:p>0.86602540378443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formula="of:=COMPLEX([.A4]*COS(RADIANS([.B4])); [.A4]*SIN(RADIANS([.B4])))" office:value-type="string" office:string-value="-2.5+4.33012701892219i" calcext:value-type="string">
            <text:p>-2.5+4.33012701892219i</text:p>
          </table:table-cell>
          <table:table-cell table:formula="of:=IMPRODUCT(IMSUM([.C2]; IMPRODUCT([.I5]; [.C3]); IMPRODUCT([.I4]; [.C4]));COMPLEX(1/3;0))" office:value-type="string" office:string-value="-2.53989422086912e-12+2.90888208661262e-06i" calcext:value-type="string">
            <text:p>-2.53989422086912e-12+2.90888208661262e-06i</text:p>
          </table:table-cell>
          <table:table-cell office:value-type="string" calcext:value-type="string">
            <text:p>negative</text:p>
          </table:table-cell>
          <table:table-cell table:formula="of:=IMABS([.D4])" office:value-type="float" office:value="0.00000290888208661373" calcext:value-type="float">
            <text:p>0.000</text:p>
          </table:table-cell>
          <table:table-cell table:formula="of:=DEGREES(IMARGUMENT([.D4]))" office:value-type="float" office:value="90.0000500278853" calcext:value-type="float">
            <text:p>90.000</text:p>
          </table:table-cell>
          <table:table-cell/>
          <table:table-cell table:formula="of:=COMPLEX([.I2]; [.I3]; &quot;i&quot;)" office:value-type="string" office:string-value="-0.5+0.866025403784439i" calcext:value-type="string">
            <text:p>-0.5+0.866025403784439i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formula="of:=COMPLEX(COS(RADIANS(240)); SIN(RADIANS(240)); &quot;i&quot;)" office:value-type="string" office:string-value="-0.5-0.866025403784438i" calcext:value-type="string">
            <text:p>-0.5-0.866025403784438i</text:p>
          </table:table-cell>
          <table:table-cell office:value-type="string" calcext:value-type="string">
            <text:p>A^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 style:data-style-name="N2" text:time-value="20:08:08.8614704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4T19:24:36.769543069</meta:creation-date>
    <dc:date>2025-09-04T20:09:21.423539707</dc:date>
    <meta:editing-duration>PT39M7S</meta:editing-duration>
    <meta:editing-cycles>13</meta:editing-cycles>
    <meta:generator>LibreOffice/24.2.7.2$Linux_X86_64 LibreOffice_project/420$Build-2</meta:generator>
    <meta:document-statistic meta:table-count="1" meta:cell-count="33" meta:object-count="0"/>
  </office:meta>
</office:document-meta>
</file>